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1799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1799in" fo:padding-bottom="0in" fo:border="none"/>
    </style:style>
    <style:style style:name="Table7" style:family="table">
      <style:table-properties style:width="7.8785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792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799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1799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799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871c9e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4fbfd4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71c9e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819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4a4abb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text-properties style:font-name="Inter" officeooo:paragraph-rsid="0156378f"/>
    </style:style>
    <style:style style:name="P37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38" style:family="paragraph" style:parent-style-name="Standard">
      <style:text-properties style:font-name="Inter" officeooo:paragraph-rsid="01871c9e"/>
    </style:style>
    <style:style style:name="P39" style:family="paragraph" style:parent-style-name="Standard">
      <style:text-properties style:font-name="Inter" officeooo:paragraph-rsid="018061f8"/>
    </style:style>
    <style:style style:name="P40" style:family="paragraph" style:parent-style-name="Standard">
      <style:text-properties style:font-name="Inter" officeooo:paragraph-rsid="016f1dab"/>
    </style:style>
    <style:style style:name="P41" style:family="paragraph" style:parent-style-name="Standard">
      <style:text-properties officeooo:paragraph-rsid="0192b585"/>
    </style:style>
    <style:style style:name="P42" style:family="paragraph" style:parent-style-name="Standard">
      <style:text-properties officeooo:paragraph-rsid="0190cd32"/>
    </style:style>
    <style:style style:name="P43" style:family="paragraph" style:parent-style-name="Standard">
      <style:text-properties officeooo:paragraph-rsid="018061f8"/>
    </style:style>
    <style:style style:name="P44" style:family="paragraph" style:parent-style-name="Standard">
      <style:text-properties officeooo:paragraph-rsid="016f1dab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4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71c9e" style:font-name-asian="Roboto2" style:font-size-asian="10pt" style:font-weight-asian="bold" style:font-name-complex="Roboto2" style:font-size-complex="10pt" style:font-weight-complex="bold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58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" officeooo:paragraph-rsid="018a9a2b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871c9e" style:font-weight-asian="normal" style:font-weight-complex="normal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871c9e" style:font-weight-asian="normal" style:font-weight-complex="normal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8c819c" style:font-weight-asian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b0216e" style:font-weight-asian="normal" style:font-weight-complex="normal"/>
    </style:style>
    <style:style style:name="P7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9a0109" officeooo:paragraph-rsid="01b0216e" style:font-weight-asian="normal" style:font-weight-complex="normal"/>
    </style:style>
    <style:style style:name="P7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aedd20" officeooo:paragraph-rsid="01aedd20" style:font-weight-asian="normal" style:font-weight-complex="normal"/>
    </style:style>
    <style:style style:name="P78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b0216e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Inter" officeooo:paragraph-rsid="0190cd32"/>
    </style:style>
    <style:style style:name="P80" style:family="paragraph" style:parent-style-name="Standard">
      <style:text-properties style:font-name="Inter" officeooo:paragraph-rsid="018f5afd"/>
    </style:style>
    <style:style style:name="P81" style:family="paragraph" style:parent-style-name="Standard">
      <style:text-properties officeooo:paragraph-rsid="018f5afd"/>
    </style:style>
    <style:style style:name="P82" style:family="paragraph" style:parent-style-name="Text_20_body" style:master-page-name="Standard">
      <style:paragraph-properties style:page-number="1" fo:break-before="auto" fo:break-after="auto"/>
      <style:text-properties style:font-name="Inter" fo:font-size="10pt" style:font-size-asian="8.75pt" style:font-size-complex="10pt"/>
    </style:style>
    <style:style style:name="P8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19a0109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3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16a06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1a8b99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2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3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fo:font-weight="bold" officeooo:rsid="016a062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5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9c408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a5a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a8b99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423137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43feb1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fo:font-size="10pt" fo:font-style="normal" officeooo:rsid="01acdfb4" style:font-name-asian="Roboto2" style:font-size-asian="10pt" style:font-style-asian="normal" style:font-name-complex="Roboto2" style:font-size-complex="10pt" style:font-style-complex="normal"/>
    </style:style>
    <style:style style:name="T109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10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1475f55" style:font-weight-asian="normal" style:font-weight-complex="normal"/>
    </style:style>
    <style:style style:name="T113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4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5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6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7" style:family="text">
      <style:text-properties officeooo:rsid="0094c2de"/>
    </style:style>
    <style:style style:name="T118" style:family="text">
      <style:text-properties officeooo:rsid="00e1f740"/>
    </style:style>
    <style:style style:name="T119" style:family="text">
      <style:text-properties fo:color="#000000" style:font-name="Inter" style:text-underline-style="none"/>
    </style:style>
    <style:style style:name="T120" style:family="text">
      <style:text-properties officeooo:rsid="0134be7f"/>
    </style:style>
    <style:style style:name="T121" style:family="text">
      <style:text-properties officeooo:rsid="014965fe"/>
    </style:style>
    <style:style style:name="T122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23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4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5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6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7" style:family="text">
      <style:text-properties style:font-name="Inter" fo:font-size="10pt" style:font-size-asian="10pt" style:font-size-complex="10pt"/>
    </style:style>
    <style:style style:name="T128" style:family="text">
      <style:text-properties style:font-name="Inter" fo:font-size="10pt" officeooo:rsid="0102247f" style:font-size-asian="10pt" style:font-size-complex="10pt"/>
    </style:style>
    <style:style style:name="T129" style:family="text">
      <style:text-properties style:font-name="Inter" fo:font-size="10pt" officeooo:rsid="01a964e2" style:font-size-asian="10pt" style:font-size-complex="10pt"/>
    </style:style>
    <style:style style:name="T130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2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3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4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" fo:font-size="10pt" fo:font-style="normal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3" style:family="text">
      <style:text-properties style:font-name="Inter" fo:font-size="10pt" fo:font-style="normal" fo:font-weight="normal" officeooo:rsid="019e28c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4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5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6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57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9" style:family="text">
      <style:text-properties style:font-name="Inter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0" style:family="text">
      <style:text-properties style:font-name="Inter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1" style:family="text">
      <style:text-properties style:font-name="Inter" fo:font-size="10pt" style:font-name-asian="Roboto2" style:font-size-asian="10pt" style:font-name-complex="Roboto2" style:font-size-complex="10pt"/>
    </style:style>
    <style:style style:name="T162" style:family="text">
      <style:text-properties officeooo:rsid="0169bda9"/>
    </style:style>
    <style:style style:name="T163" style:family="text">
      <style:text-properties fo:color="#0066b3" style:font-name="Inter" style:text-underline-style="solid" style:text-underline-width="auto" style:text-underline-color="font-color"/>
    </style:style>
    <style:style style:name="T164" style:family="text">
      <style:text-properties style:font-name="Inter Extra Bold"/>
    </style:style>
    <style:style style:name="T165" style:family="text">
      <style:text-properties officeooo:rsid="0190cd32"/>
    </style:style>
    <style:style style:name="T166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7" style:family="text">
      <style:text-properties officeooo:rsid="014ff28a"/>
    </style:style>
    <style:style style:name="T168" style:family="text">
      <style:text-properties style:text-underline-style="none" fo:font-weight="bold" style:font-weight-asian="bold" style:font-weight-complex="bold"/>
    </style:style>
    <style:style style:name="T169" style:family="text">
      <style:text-properties style:text-underline-style="none" fo:font-weight="normal" officeooo:rsid="014ff28a" style:font-name-asian="Roboto2" style:font-weight-asian="normal" style:font-name-complex="Roboto2" style:font-weight-complex="normal"/>
    </style:style>
    <style:style style:name="T170" style:family="text">
      <style:text-properties officeooo:rsid="01a964e2"/>
    </style:style>
    <style:style style:name="T171" style:family="text">
      <style:text-properties officeooo:rsid="01aa114e"/>
    </style:style>
    <style:style style:name="T172" style:family="text">
      <style:text-properties officeooo:rsid="01ac23ff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417in" svg:y="0.406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654in" svg:y="0.611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709in" svg:y="0.8161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366in" svg:y="0.423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39in" svg:y="0.6217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402in" svg:y="0.8098in" svg:width="0.1874in" svg:height="0.1874in" draw:z-index="3">
        <draw:image xlink:href="Pictures/10000201000003E8000003E85996F9E76E303C74.png" xlink:type="simple" xlink:show="embed" xlink:actuate="onLoad" loext:mime-type="image/png"/>
      </draw:frame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7"><text:span text:style-name="T117">R</text:span>ICHARD <text:span text:style-name="T162">S. </text:span>ZHU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<text:a xlink:type="simple" xlink:href="mailto:rszhu@berkeley.edu" text:style-name="Internet_20_link" text:visited-style-name="Visited_20_Internet_20_Link"><text:span text:style-name="T119">rszhu@berkeley.edu</text:span></text:a></text:p>
            <text:p text:style-name="P30">858-371-8838</text:p>
            <text:p text:style-name="P29">Berkeley, CA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><text:a xlink:type="simple" xlink:href="https://www.linkedin.com/in/rszhu/" text:style-name="Internet_20_link" text:visited-style-name="Visited_20_Internet_20_Link"><text:span text:style-name="T163">linkedin.com/in/rszhu</text:span></text:a></text:p>
            <text:p text:style-name="P31"><text:a xlink:type="simple" xlink:href="https://github.com/richardszhu" text:style-name="Internet_20_link" text:visited-style-name="Visited_20_Internet_20_Link"><text:span text:style-name="T163">github.com/richardszhu</text:span></text:a></text:p>
            <text:p text:style-name="P32"><text:a xlink:type="simple" xlink:href="https://www.ocf.berkeley.edu/~rszhu/" text:style-name="Internet_20_link" text:visited-style-name="Visited_20_Internet_20_Link"><text:span text:style-name="T163">ocf.io/rszhu</text:span></text:a>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0">EDUCATION</text:p>
          </table:table-cell>
          <table:table-cell table:style-name="Table5.A1" office:value-type="string">
            <text:p text:style-name="P1">University of California, Berkeley</text:p>
            <text:p text:style-name="P19"><text:span text:style-name="T35">B.A. Computer </text:span><text:span text:style-name="T152">Science</text:span><text:span text:style-name="T35"> </text:span><text:span text:style-name="T10"><text:s text:c="20"/></text:span><text:span text:style-name="T34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5.A1" office:value-type="string">
            <text:p text:style-name="P9"><text:span text:style-name="T43"><text:s/></text:span><text:span text:style-name="T44">GPA </text:span><text:span text:style-name="T38">3.90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5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83"><text:span text:style-name="T173">Top Margin : 0</text:span></text:p><text:p text:style-name="P83"><text:span text:style-name="T173">Bottom Margin : 0</text:span></text:p></office:annotation><text:span text:style-name="T33">Coursework:</text:span><office:annotation-end office:name="__Annotation__905_40995002133"/><text:span text:style-name="T32"> </text:span><text:span text:style-name="T45">Data Structures </text:span><text:span text:style-name="T78">&amp;</text:span><text:span text:style-name="T77"> Algorithms</text:span><text:span text:style-name="T45">, </text:span><text:span text:style-name="T46">Structure of Computer Programs</text:span><text:span text:style-name="T35">,</text:span><text:span text:style-name="T36"> </text:span><text:span text:style-name="T37">Linear Algebra </text:span><text:span text:style-name="T39">&amp;</text:span><text:span text:style-name="T37"> Circuits</text:span><text:span text:style-name="T35"> </text:span><text:span text:style-name="T10"><text:s text:c="20"/></text:span><text:span text:style-name="T34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</table:table-cell>
        </table:table-row>
      </table:table>
      <text:p text:style-name="P4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6">EXPERIENCE</text:p>
          </table:table-cell>
          <table:table-cell table:style-name="Table6.A1" office:value-type="string">
            <text:p text:style-name="P17"><text:span text:style-name="T123">California PATH </text:span><text:span text:style-name="T124">(</text:span><text:span text:style-name="Strong_20_Emphasis"><text:span text:style-name="T127">Partners for Advanced Transportation Technology</text:span></text:span><text:span text:style-name="Strong_20_Emphasis"><text:span text:style-name="T128">) </text:span></text:span></text:p>
            <text:p text:style-name="P20"><text:span text:style-name="T31">Research Assistant</text:span><text:span text:style-name="T10"> <text:s text:c="26"/></text:span><text:span text:style-name="T34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6.A1" office:value-type="string">
            <text:p text:style-name="P10"><text:span text:style-name="T43"><text:s/></text:span><text:span text:style-name="T42">Berkeley</text:span><text:span text:style-name="T41">, CA</text:span></text:p>
            <text:p text:style-name="P21"><text:span text:style-name="T22"><text:s/></text:span><text:span text:style-name="T24">Oct</text:span><text:span text:style-name="T23">.</text:span><text:span text:style-name="T27"> 201</text:span><text:span text:style-name="T29">9</text:span><text:span text:style-name="T27"> — </text:span><text:span text:style-name="T28">Present</text:span></text:p>
          </table:table-cell>
        </table:table-row>
      </table:table>
      <text:p text:style-name="P4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1"/>
          </table:table-cell>
          <table:table-cell table:style-name="Table11.A1" office:value-type="string">
            <text:list xml:id="list2832235470" text:style-name="L1">
              <text:list-item>
                <text:p text:style-name="P58"><text:span text:style-name="T139">Helped e</text:span><text:span text:style-name="T130">valuate potential safety impacts</text:span><text:span text:style-name="T131"> </text:span><text:span text:style-name="T132">o</text:span><text:span text:style-name="T130">f </text:span><text:span text:style-name="T137">the</text:span><text:span text:style-name="T131"> </text:span><text:span text:style-name="T132">Caltrans-</text:span><text:span text:style-name="T138">proposed</text:span><text:span text:style-name="T133"> “</text:span><text:span text:style-name="T132">Yellow Alert”</text:span><text:span text:style-name="T134"> </text:span><text:span text:style-name="T137">high</text:span><text:span text:style-name="T134">way </text:span><text:span text:style-name="T135">messag</text:span><text:span text:style-name="T136">e</text:span><text:span text:style-name="T132"> system</text:span><text:span text:style-name="T134"> </text:span><text:span text:style-name="Strong_20_Emphasis"><text:span text:style-name="T140">by automating portions</text:span></text:span><text:span text:style-name="T139"> of the data collection and analysis process</text:span></text:p>
              </text:list-item>
              <text:list-item>
                <text:p text:style-name="P59"><text:span text:style-name="T51">S</text:span><text:span text:style-name="T52">ynced</text:span><text:span text:style-name="T47"> </text:span><text:span text:style-name="T52">position</text:span><text:span text:style-name="T53">al</text:span><text:span text:style-name="T48">, </text:span><text:span text:style-name="T53">sensor</text:span><text:span text:style-name="T48">, and </text:span><text:span text:style-name="T53">behavioral</text:span><text:span text:style-name="T47"> data </text:span><text:span text:style-name="T51">collected </text:span><text:span text:style-name="T47">from </text:span><text:span text:style-name="T57">driving</text:span><text:span text:style-name="T50"> </text:span><text:span text:style-name="T47">simulation</text:span><text:span text:style-name="T48"> </text:span><text:span text:style-name="T57">experiments</text:span></text:p>
              </text:list-item>
              <text:list-item>
                <text:p text:style-name="P59"><text:span text:style-name="Strong_20_Emphasis"><text:span text:style-name="T54">Wrote Python scripts to </text:span></text:span><text:span text:style-name="Strong_20_Emphasis"><text:span text:style-name="T49">extract key points from trial data sets, utilizing Python statistics libraries</text:span></text:span></text:p>
              </text:list-item>
              <text:list-item>
                <text:p text:style-name="P60"><text:span text:style-name="Strong_20_Emphasis"><text:span text:style-name="T59">Worked with</text:span></text:span><text:span text:style-name="Strong_20_Emphasis"><text:span text:style-name="T58"> thousands of data points from over 40 unique driver trials</text:span></text:span></text:p>
              </text:list-item>
            </text:list>
          </table:table-cell>
        </table:table-row>
      </table:table>
      <text:p text:style-name="P39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4"/>
          </table:table-cell>
          <table:table-cell table:style-name="Table12.A1" office:value-type="string">
            <text:p text:style-name="P18"><text:span text:style-name="Strong_20_Emphasis"><text:span text:style-name="T129">UC Berkeley College of Engineering</text:span></text:span></text:p>
            <text:p text:style-name="P26"><text:span text:style-name="Strong_20_Emphasis"><text:span text:style-name="T160">Academic Intern</text:span></text:span><text:span text:style-name="T154"> <text:s/></text:span><text:span text:style-name="T122"><text:s text:c="27"/></text:span><text:span text:style-name="T154"><text:s/></text:span><text:span text:style-name="T122"><text:s text:c="51"/></text:span><text:span text:style-name="T155"><text:s text:c="7"/></text:span><text:span text:style-name="T141"><text:s/></text:span><text:span text:style-name="T122"><text:s text:c="81"/></text:span><text:span text:style-name="T161"><text:s text:c="89"/></text:span><text:span text:style-name="T156"><text:s text:c="13"/></text:span></text:p>
          </table:table-cell>
          <table:table-cell table:style-name="Table12.A1" office:value-type="string">
            <text:p text:style-name="P4"><text:span text:style-name="T170">Berkeley</text:span>, CA</text:p>
            <text:p text:style-name="P22"><text:span text:style-name="T22"><text:s/>J</text:span><text:span text:style-name="T25">an</text:span><text:span text:style-name="T22">.</text:span><text:span text:style-name="T27"> 20</text:span><text:span text:style-name="T30">20</text:span><text:span text:style-name="T27"> — </text:span><text:span text:style-name="T30">Present</text:span></text:p>
          </table:table-cell>
        </table:table-row>
      </table:table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2"/>
          </table:table-cell>
          <table:table-cell table:style-name="Table1.A1" office:value-type="string">
            <text:list xml:id="list171515929036032" text:continue-numbering="true" text:style-name="L1">
              <text:list-item>
                <text:p text:style-name="P66"><text:span text:style-name="T172">Helped run</text:span> lab sections for The Structure and Interpretation of Computer Programs (CS 61A)</text:p>
              </text:list-item>
              <text:list-item>
                <text:p text:style-name="P66">T<text:span text:style-name="T171">aught</text:span> fundamental computer science concepts to a section of ~25 students</text:p>
              </text:list-item>
              <text:list-item>
                <text:p text:style-name="P68"><text:span text:style-name="T172">Assisted</text:span> students with understanding, writing, and debugging lab programming assignments</text:p>
              </text:list-item>
            </text:list>
          </table:table-cell>
        </table:table-row>
      </table:table>
      <text:p text:style-name="P3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5"><office:annotation office:name="__Annotation__1352_1647437908"><dc:creator>Unknown Author</dc:creator><dc:date>2020-01-04T16:43:11.210977179</dc:date><text:p text:style-name="P83"><text:span text:style-name="T174">Projects all one table except HEADER</text:span></text:p></office:annotation><text:span text:style-name="T164">PROJECTS</text:span>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17">I</text:span></text:span><text:span text:style-name="Strong_20_Emphasis"><text:span text:style-name="T16">nvestment </text:span></text:span><text:span text:style-name="Strong_20_Emphasis"><text:span text:style-name="T18">Portfolio Diversity Visualiz</text:span></text:span><text:span text:style-name="Strong_20_Emphasis"><text:span text:style-name="T19">er </text:span></text:span><text:span text:style-name="Strong_20_Emphasis"><text:span text:style-name="T13">(</text:span></text:span><text:span text:style-name="Strong_20_Emphasis"><text:span text:style-name="T11">Python</text:span></text:span><text:span text:style-name="Strong_20_Emphasis"><text:span text:style-name="T13">)</text:span></text:span></text:p>
            <text:list xml:id="list171515828990647" text:continue-numbering="true" text:style-name="L1">
              <text:list-item>
                <text:p text:style-name="P65"><text:span text:style-name="T81">Won </text:span><text:span text:style-name="T82">the </text:span><text:span text:style-name="T83">BlackRock API Prize at Cal Hacks </text:span><text:span text:style-name="T84">6.0</text:span><text:span text:style-name="T80">,</text:span><text:span text:style-name="T56"> the largest collegiate hackathon in the world</text:span></text:p>
              </text:list-item>
              <text:list-item>
                <text:p text:style-name="P61"><text:span text:style-name="T60">Built</text:span><text:span text:style-name="T61"> </text:span><text:span text:style-name="T60">a </text:span><text:span text:style-name="T61">tool</text:span><text:span text:style-name="T55"> </text:span><text:span text:style-name="T66">that helps users gain insight into the diversity of</text:span><text:span text:style-name="T55"> </text:span><text:span text:style-name="T66">an </text:span><text:span text:style-name="T55">investment portfolio </text:span><text:span text:style-name="T74">in relation to</text:span><text:span text:style-name="T55"> any</text:span><text:span text:style-name="T65"> </text:span><text:span text:style-name="T66">applicable </text:span><text:span text:style-name="T55">security </text:span><text:span text:style-name="T67">data </text:span><text:span text:style-name="T55">attribute </text:span><text:span text:style-name="T67">(e.g., sector, asset type, or country)</text:span></text:p>
              </text:list-item>
              <text:list-item>
                <text:p text:style-name="P62"><text:span text:style-name="T86">Leveraged</text:span><text:span text:style-name="T87"> BlackRock’</text:span><text:span text:style-name="T88">s</text:span><text:span text:style-name="T87"> API to </text:span><text:span text:style-name="T89">compile, </text:span><text:span text:style-name="T87">sort, and categorize </text:span><text:span text:style-name="T90">security</text:span><text:span text:style-name="T87"> data</text:span><text:span text:style-name="T90"> </text:span><text:span text:style-name="T92">from </text:span><text:span text:style-name="T91">a </text:span><text:span text:style-name="T92">set of stock tickers</text:span></text:p>
              </text:list-item>
              <text:list-item>
                <text:p text:style-name="P63"><text:span text:style-name="T62">Integrated</text:span><text:span text:style-name="T55"> MatPlotLib to visualize </text:span><text:span text:style-name="T63">calculated diversity</text:span><text:span text:style-name="T55"> data and to create a GUI for </text:span><text:span text:style-name="T65">portfolio </text:span><text:span text:style-name="T64">input</text:span><text:span text:style-name="T55"> <text:s text:c="3"/></text:span><text:span text:style-name="T79"><text:s text:c="7"/></text:span><text:span text:style-name="T55"><text:s/></text:span><text:span text:style-name="T79"><text:s text:c="2"/></text:span><text:span text:style-name="T10"><text:s text:c="13"/></text:span><text:span text:style-name="T34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13"><text:span text:style-name="Strong_20_Emphasis"><text:span text:style-name="T13">Bomberman Remastered (Java</text:span></text:span><text:span text:style-name="Strong_20_Emphasis"><text:span text:style-name="T12">)</text:span></text:span></text:p>
            <text:list xml:id="list171515384259454" text:continue-numbering="true" text:style-name="L1">
              <text:list-item>
                <text:p text:style-name="P69">Created an improved remake of the game Bomberman that runs on modern operating systems</text:p>
              </text:list-item>
              <text:list-item>
                <text:p text:style-name="P70">Devised a <text:span text:style-name="T120">completely new and original</text:span> “competitive mode”, featuring dynamic multiplayer gameplay</text:p>
              </text:list-item>
              <text:list-item>
                <text:p text:style-name="P64"><text:span text:style-name="T68">Utilized the Java Swing toolkit to design game </text:span><text:span text:style-name="T69">menus</text:span><text:span text:style-name="T70">,</text:span><text:span text:style-name="T68"> </text:span><text:span text:style-name="T70">handle controls, and execute game events</text:span></text:p>
              </text:list-item>
              <text:list-item>
                <text:p text:style-name="P64"><text:span text:style-name="T71">Played extensively by </text:span><text:span text:style-name="T76">peers</text:span><text:span text:style-name="T71"> and voted </text:span><text:span text:style-name="T72">in the top </text:span><text:span text:style-name="T75">3</text:span><text:span text:style-name="T72"> </text:span><text:span text:style-name="T71">when presented at a </text:span><text:span text:style-name="T73">school</text:span><text:span text:style-name="T71"> </text:span><text:span text:style-name="T72">project </text:span><text:span text:style-name="T71">fair</text:span><text:span text:style-name="T55"> <text:s/></text:span><text:span text:style-name="T79"><text:s text:c="7"/></text:span><text:span text:style-name="T55"><text:s/></text:span><text:span text:style-name="T79"><text:s text:c="2"/></text:span><text:span text:style-name="T10"><text:s text:c="13"/></text:span><text:span text:style-name="T34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3"><text:span text:style-name="Strong_20_Emphasis"><text:span text:style-name="T14">Personal Website (HTML, CSS, JavaScript) </text:span></text:span></text:p>
            <text:list xml:id="list171514775240991" text:continue-numbering="true" text:style-name="L1">
              <text:list-item>
                <text:p text:style-name="P72"><text:span text:style-name="T94">Designed and </text:span><text:span text:style-name="T95">built</text:span><text:span text:style-name="T88"> a </text:span><text:span text:style-name="T85">personal website</text:span><text:span text:style-name="T96"> </text:span><text:span text:style-name="T98">from scratch, </text:span><text:span text:style-name="T94">utilizing</text:span><text:span text:style-name="T97"> the Bootstrap </text:span><text:span text:style-name="T98">front end</text:span><text:span text:style-name="T88"> </text:span><text:span text:style-name="T97">framework</text:span></text:p>
              </text:list-item>
              <text:list-item>
                <text:p text:style-name="P77"><text:span text:style-name="T85">Ensured readability and font compatibility regardless of operating system, display size, or browser</text:span></text:p>
              </text:list-item>
              <text:list-item>
                <text:p text:style-name="P73"><text:span text:style-name="T96">H</text:span><text:span text:style-name="T101">osted page files remotely on UC Berkeley Open Computing Facility servers, via SSH </text:span><text:bookmark text:name="firstHeading1112"/><text:span text:style-name="T110">File Transfe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14"><text:span text:style-name="Strong_20_Emphasis"><text:span text:style-name="T15">Scheme Language Interpreter (Python)</text:span></text:span></text:p>
            <text:list xml:id="list171515474247512" text:continue-numbering="true" text:style-name="L1">
              <text:list-item>
                <text:p text:style-name="P78"><text:span text:style-name="T4">Constructed</text:span><text:span text:style-name="T5"> a</text:span><text:span text:style-name="T6">n i</text:span><text:span text:style-name="T7">nterpreter for the Scheme </text:span><text:span text:style-name="T9">functional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75"><text:span text:style-name="T109">Detailed cor</text:span><text:span text:style-name="T107">rect evaluation procedures for</text:span><text:span text:style-name="T93"> </text:span><text:span text:style-name="T102">exceptions, macros,</text:span><text:span text:style-name="T104"> </text:span><text:span text:style-name="T103">and </text:span><text:span text:style-name="T107">short-circuiting </text:span><text:span text:style-name="T105">special form</text:span><text:span text:style-name="T103">s</text:span></text:p>
              </text:list-item>
              <text:list-item>
                <text:p text:style-name="P76"><text:span text:style-name="T107">Optimized memory by implementing</text:span><text:span text:style-name="T106"> tail </text:span><text:span text:style-name="T107">recursion</text:span><text:span text:style-name="T106">, environments, and le</text:span><text:span text:style-name="T107">xical/dynamic scoping</text:span></text:p>
              </text:list-item>
            </text:list>
          </table:table-cell>
        </table:table-row>
      </table:table>
      <text:p text:style-name="P8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7">ACTIVITIES</text:p>
          </table:table-cell>
          <table:table-cell table:style-name="Table9.A1" office:value-type="string">
            <text:p text:style-name="P2">Catalyst for Success <text:s/></text:p>
            <text:p text:style-name="P24"><text:span text:style-name="Strong_20_Emphasis"><text:span text:style-name="T157">Treasurer, </text:span></text:span><text:span text:style-name="Strong_20_Emphasis"><text:span text:style-name="T158">Senior Technology Mentor</text:span></text:span><text:span text:style-name="Strong_20_Emphasis"><text:span text:style-name="T126"> </text:span></text:span><text:span text:style-name="T125"><text:s/></text:span><text:span text:style-name="T122"><text:s text:c="24"/></text:span><text:span text:style-name="T154"><text:s/></text:span><text:span text:style-name="T122"><text:s text:c="51"/></text:span><text:span text:style-name="T155"><text:s text:c="7"/></text:span><text:span text:style-name="T141"><text:s/></text:span><text:span text:style-name="T122"><text:s text:c="81"/></text:span><text:span text:style-name="T161"><text:s text:c="89"/></text:span><text:span text:style-name="T156"><text:s text:c="13"/></text:span></text:p>
          </table:table-cell>
          <table:table-cell table:style-name="Table9.A1" office:value-type="string">
            <text:p text:style-name="P5">San Diego, CA</text:p>
            <text:p text:style-name="P16"><text:span text:style-name="T22"><text:s text:c="2"/></text:span><text:span text:style-name="T27">Sep. 2017 — Aug. 2019</text:span></text:p>
          </table:table-cell>
        </table:table-row>
      </table:table>
      <text:p text:style-name="P8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3"/>
          </table:table-cell>
          <table:table-cell table:style-name="Table13.A1" office:value-type="string">
            <text:list xml:id="list171515873763891" text:continue-numbering="true" text:style-name="L1">
              <text:list-item>
                <text:p text:style-name="P71">Taught programming and circuitry at the library to over 200 students (Python, Javascript, Arduino)</text:p>
              </text:list-item>
              <text:list-item>
                <text:p text:style-name="P67">Worked with library officials to organize regular weekly workshops and week-long summer camps</text:p>
              </text:list-item>
            </text:list>
          </table:table-cell>
        </table:table-row>
      </table:table>
      <text:p text:style-name="P79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48">A<text:span text:style-name="T165">WARDS</text:span></text:p>
          </table:table-cell>
          <table:table-cell table:style-name="Table14.A1" office:value-type="string">
            <text:p text:style-name="P27"><text:span text:style-name="T167">Winner</text:span><text:span text:style-name="T113">, </text:span><text:span text:style-name="T111">CalHacks </text:span><text:span text:style-name="T112">6.0 BlackRock API Prize </text:span></text:p>
            <text:p text:style-name="P28"><text:span text:style-name="T2">Computer Science Scholar</text:span><text:span text:style-name="T113">,</text:span><text:span text:style-name="T166"> </text:span><text:span text:style-name="T114">I</text:span><text:span text:style-name="T111">ntuit Scholarship Program</text:span></text:p>
            <text:p text:style-name="P28"><text:span text:style-name="T168">Computer Science Scholar</text:span><text:span text:style-name="T169">,</text:span><text:span text:style-name="T1"> </text:span><text:span text:style-name="T111">Intuit George A. Hansen Program </text:span></text:p>
            <text:p text:style-name="P25"><text:span text:style-name="T142">Champion</text:span><text:span text:style-name="T159">,</text:span><text:span text:style-name="T142"> </text:span><text:span text:style-name="T144">So</text:span><text:span text:style-name="T153">uthern </text:span><text:span text:style-name="T145">Cal</text:span><text:span text:style-name="T153">ifornia</text:span><text:span text:style-name="T144"> Developmental Soccer League </text:span><text:span text:style-name="T146">Div. 1</text:span><text:span text:style-name="T122"> <text:s text:c="19"/></text:span><text:span text:style-name="T154"><text:s/></text:span><text:span text:style-name="T122"><text:s text:c="51"/></text:span><text:span text:style-name="T155"><text:s text:c="7"/></text:span><text:span text:style-name="T141"><text:s/></text:span><text:span text:style-name="T122"><text:s text:c="81"/></text:span><text:span text:style-name="T161"><text:s text:c="89"/></text:span><text:span text:style-name="T156"><text:s text:c="13"/></text:span></text:p>
          </table:table-cell>
          <table:table-cell table:style-name="Table14.A1" office:value-type="string">
            <text:p text:style-name="P15"><text:span text:style-name="T27">O</text:span><text:span text:style-name="T26">ct. 2019</text:span></text:p>
            <text:p text:style-name="P23"><text:span text:style-name="T121">Apr</text:span>. 2019</text:p>
            <text:p text:style-name="P23"><text:span text:style-name="T121">Apr</text:span>. 2019</text:p>
            <text:p text:style-name="P8">Dec. 2018</text:p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9">SKILLS</text:p>
          </table:table-cell>
          <table:table-cell table:style-name="Table3.A1" office:value-type="string">
            <text:p text:style-name="P6"><text:span text:style-name="T115">Languages:</text:span><text:span text:style-name="T116"> </text:span>Python, Java, SQL, HTML/CSS, <text:span text:style-name="T118">JavaScript</text:span></text:p>
            <text:p text:style-name="P25"><text:span text:style-name="T143">Frameworks/Technologies: </text:span><text:span text:style-name="T148">Git, </text:span><text:span text:style-name="T149">Unix,</text:span><text:span text:style-name="T150"> </text:span><text:span text:style-name="T151">Bootstrap, NumPy,</text:span><text:span text:style-name="T150"> MATLAB</text:span><text:span text:style-name="T147"> </text:span><text:span text:style-name="T122"><text:s text:c="18"/></text:span><text:span text:style-name="T154"><text:s/></text:span><text:span text:style-name="T122"><text:s text:c="51"/></text:span><text:span text:style-name="T155"><text:s text:c="7"/></text:span><text:span text:style-name="T141"><text:s/></text:span><text:span text:style-name="T122"><text:s text:c="81"/></text:span><text:span text:style-name="T161"><text:s text:c="89"/></text:span><text:span text:style-name="T156"><text:s text:c="13"/></text:span></text:p>
          </table:table-cell>
          <table:table-cell table:style-name="Table3.A1" office:value-type="string">
            <text:p text:style-name="P7"/>
          </table:table-cell>
        </table:table-row>
      </table:table>
      <text:p text:style-name="P41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0T17:15:13.734843616</dc:date>
    <meta:editing-duration>P1DT10H14M16S</meta:editing-duration>
    <meta:editing-cycles>317</meta:editing-cycles>
    <meta:document-statistic meta:table-count="13" meta:image-count="6" meta:object-count="0" meta:page-count="2" meta:paragraph-count="66" meta:word-count="499" meta:character-count="5838" meta:non-whitespace-character-count="3011"/>
  </office:meta>
</office:document-meta>
</file>